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otted"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solid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cfe7f5" draw:secondary-fill-color="#729fcf" draw:gradient-step-count="0" draw:fill-hatch-solid="false" draw:fill-image-name="_35__20_Percent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solid" draw:fill="bitmap" draw:fill-image-name="_35__20_Percent"/>
    </style:style>
    <style:style style:name="gr6" style:family="graphic" style:parent-style-name="standard">
      <style:graphic-properties draw:stroke="none" svg:stroke-color="#000000" draw:fill="none" draw:fill-color="#ffffff" fo:min-height="0.849cm"/>
      <style:paragraph-properties style:writing-mode="lr-tb"/>
    </style:style>
    <style:style style:name="gr7" style:family="graphic" style:parent-style-name="standard">
      <style:graphic-properties draw:fill="none" draw:textarea-vertical-align="middle" draw:auto-grow-height="false" fo:min-height="3.83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3cm" svg:y1="8.1cm" svg:x2="7cm" svg:y2="4.5cm">
          <text:p/>
        </draw:line>
        <draw:frame draw:style-name="gr2" draw:text-style-name="P2" draw:layer="layout" svg:width="0.8cm" svg:height="0.8cm" svg:x="5.517cm" svg:y="6.3cm">
          <draw:text-box>
            <text:p><text:span text:style-name="T1">z</text:span></text:p>
          </draw:text-box>
        </draw:frame>
        <draw:line draw:style-name="gr3" draw:text-style-name="P1" draw:layer="layout" svg:x1="4.8cm" svg:y1="1.1cm" svg:x2="4.8cm" svg:y2="5.1cm">
          <text:p/>
        </draw:line>
        <draw:line draw:style-name="gr3" draw:text-style-name="P1" draw:layer="layout" svg:x1="9.9cm" svg:y1="3.5cm" svg:x2="9.9cm" svg:y2="7.5cm">
          <text:p/>
        </draw:line>
        <draw:line draw:style-name="gr3" draw:text-style-name="P1" draw:layer="layout" svg:x1="9.9cm" svg:y1="3.5cm" svg:x2="4.8cm" svg:y2="1.1cm">
          <text:p/>
        </draw:line>
        <draw:line draw:style-name="gr3" draw:text-style-name="P1" draw:layer="layout" svg:x1="9.9cm" svg:y1="7.5cm" svg:x2="4.8cm" svg:y2="5.1cm">
          <text:p/>
        </draw:line>
        <dr3d:scene draw:style-name="gr4" svg:width="1.628cm" svg:height="1.7cm" svg:x="2.272cm" svg:y="7.2cm" dr3d:transform="matrix (0.793061628694402 -0.406520583729652 0.453645531331108 -0.0652852036229961 0.683715702179273 0.726822317200983 -0.605632805650821 -0.606031231536466 0.515688909248501 0.00761546376209232cm -0.100999250108866cm 0.123348463385589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draw:frame draw:style-name="gr2" draw:text-style-name="P2" draw:layer="layout" svg:width="2cm" svg:height="0.8cm" svg:x="2.2cm" svg:y="6.5cm">
          <draw:text-box>
            <text:p><text:span text:style-name="T1">カメラ</text:span></text:p>
          </draw:text-box>
        </draw:frame>
        <draw:frame draw:style-name="gr6" draw:text-style-name="P2" draw:layer="layout" svg:width="2.8cm" svg:height="1.099cm" draw:transform="rotate (-0.371929663599992) translate (6.191cm 2.4cm)">
          <draw:text-box>
            <text:p><text:span text:style-name="T1">測定平面</text:span></text:p>
          </draw:text-box>
        </draw:frame>
        <draw:custom-shape draw:style-name="gr7" draw:text-style-name="P1" draw:layer="layout" svg:width="0.4cm" svg:height="4.307cm" draw:transform="rotate (2.30383461263251) translate (4.022cm 7.74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1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06-25T19:01:28</meta:creation-date>
    <dc:date>2021-06-16T19:30:52.406234256</dc:date>
    <meta:editing-duration>PT27M30S</meta:editing-duration>
    <meta:editing-cycles>7</meta:editing-cycles>
    <meta:generator>LibreOffice/6.4.7.2$Linux_X86_64 LibreOffice_project/40$Build-2</meta:generator>
    <meta:document-statistic meta:object-count="11"/>
  </office:meta>
</office:document-meta>
</file>